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htävämäärittely</text:span></text:p>
      <text:p text:style-name="Standard"></text:p>
      <text:p text:style-name="Standard">Aihe: Ristinolla</text:p>
      <text:p text:style-name="Standard">Neliö lauta kokoa säädettävissä 3-100 ja voittorivin pituus säädettävissä myös 3-laudankoko.</text:p>
      <text:p text:style-name="Standard"></text:p>
      <text:p text:style-name="Standard">Käyttäjät: Kaksi pelaajaa</text:p>
      <text:p text:style-name="Standard">Pelaajat voivat asettaa vuorotellen pelilaudan ruudukkoon ristin (X) tai nollan (O). Peli loppu kun toinen voittaa.</text:p>
      <text:p text:style-name="Standard">Pelaaja voi myös tallentaa pelin myöhemmäksi.</text:p>
      <text:p text:style-name="Standard">Tallennetun pelin voi ladata ja jatkaa siihen mihin jäätiin.</text:p>
      <text:p text:style-name="Standard">Viimeksi tehty siirto voidaan myös kumota.</text:p>
      <text:p text:style-name="Standard"/>
      <text:p text:style-name="Standard">Luokat:</text:p>
      <text:p text:style-name="Standard">Ristinolla: Kysyy asetukset ja käynnistää käyttöliittymän</text:p>
      <text:p text:style-name="Standard">Gui: Graafinen käyttöliittymä (ei valmis)</text:p>
      <text:p text:style-name="Standard">Tekstikäyttöliittymä: Tekstikäyttöliittymä jossa toiminnot pelaa/x/o/tallenna/lataa/undo</text:p>
      <text:p text:style-name="Standard">enum Ruutu: Ruutujen tilat</text:p>
      <text:p text:style-name="Standard">Siirto: Tätä käytetään osana kumoamista</text:p>
      <text:p text:style-name="Standard">Pelilauta: Tekee kaiken muun logiikan paitsi voitontestauksen</text:p>
      <text:p text:style-name="Standard">Voitontestaaja: Testaa pelilaudalta onko siellä voittorivi</text:p>
      <text:p text:style-name="Standard">Käyttöliittymä: Rajapintaa käyttöliittym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Oversti</meta:initial-creator>
    <meta:creation-date>2012-10-11T11:32:57</meta:creation-date>
    <dc:date>2012-10-11T11:40:42</dc:date>
    <dc:creator>Mikko Oversti</dc:creator>
    <meta:editing-duration>PT5M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9" meta:word-count="101" meta:character-count="839" meta:non-whitespace-character-count="837"/>
  </office:meta>
</office:document-meta>
</file>